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size="8pt" style:font-size-asian="8pt" style:font-size-complex="8pt"/>
    </style:style>
    <style:style style:name="P2" style:parent-style-name="Normal" style:family="paragraph">
      <style:paragraph-properties fo:text-align="justify"/>
      <style:text-properties fo:font-weight="bold" style:font-weight-asian="bold" style:font-weight-complex="bold" fo:font-size="16pt" style:font-size-asian="16pt" style:font-size-complex="16pt"/>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text-properties fo:font-weight="bold" style:font-weight-asian="bold" style:font-weight-complex="bold" fo:font-size="12pt" style:font-size-asian="12pt" style:font-size-complex="12pt"/>
    </style:style>
    <style:style style:name="P7" style:parent-style-name="Normal" style:family="paragraph">
      <style:paragraph-properties fo:text-align="justify"/>
    </style:style>
    <style:style style:name="P8" style:parent-style-name="Párrafodelista" style:list-style-name="LFO1" style:family="paragraph">
      <style:paragraph-properties fo:text-align="justify"/>
    </style:style>
    <style:style style:name="P9" style:parent-style-name="Párrafodelista" style:list-style-name="LFO1" style:family="paragraph">
      <style:paragraph-properties fo:text-align="justify"/>
    </style:style>
    <style:style style:name="P10" style:parent-style-name="Párrafodelista" style:list-style-name="LFO1" style:family="paragraph">
      <style:paragraph-properties fo:text-align="justify"/>
    </style:style>
    <style:style style:name="P11" style:parent-style-name="Normal" style:family="paragraph">
      <style:paragraph-properties fo:text-align="justify"/>
      <style:text-properties fo:font-weight="bold" style:font-weight-asian="bold" style:font-weight-complex="bold" fo:font-size="12pt" style:font-size-asian="12pt" style:font-size-complex="12pt"/>
    </style:style>
    <style:style style:name="P12" style:parent-style-name="Normal" style:family="paragraph">
      <style:paragraph-properties fo:text-align="justify"/>
    </style:style>
    <style:style style:name="P13" style:parent-style-name="Párrafodelista" style:list-style-name="LFO2" style:family="paragraph">
      <style:paragraph-properties fo:text-align="justify"/>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Párrafodelista" style:list-style-name="LFO2" style:family="paragraph">
      <style:paragraph-properties fo:text-align="justify"/>
    </style:style>
    <style:style style:name="T17" style:parent-style-name="Fuentedepárrafopredeter." style:family="text">
      <style:text-properties fo:font-weight="bold" style:font-weight-asian="bold" style:font-weight-complex="bold"/>
    </style:style>
    <style:style style:name="P18" style:parent-style-name="Párrafodelista" style:list-style-name="LFO2" style:family="paragraph">
      <style:paragraph-properties fo:text-align="justify"/>
    </style:style>
    <style:style style:name="P19" style:parent-style-name="Párrafodelista" style:list-style-name="LFO2" style:family="paragraph">
      <style:paragraph-properties fo:text-align="justify" fo:margin-left="0.8861in" fo:text-indent="-0.1965in">
        <style:tab-stops/>
      </style:paragraph-properties>
    </style:style>
    <style:style style:name="T20" style:parent-style-name="Fuentedepárrafopredeter." style:family="text">
      <style:text-properties fo:font-weight="bold" style:font-weight-asian="bold" style:font-weight-complex="bold"/>
    </style:style>
    <style:style style:name="P21" style:parent-style-name="Párrafodelista" style:list-style-name="LFO2" style:family="paragraph">
      <style:paragraph-properties fo:text-align="justify" fo:margin-left="0.8861in" fo:text-indent="-0.1965in">
        <style:tab-stops/>
      </style:paragraph-properties>
    </style:style>
    <style:style style:name="T22" style:parent-style-name="Fuentedepárrafopredeter." style:family="text">
      <style:text-properties fo:font-weight="bold" style:font-weight-asian="bold" style:font-weight-complex="bold"/>
    </style:style>
    <style:style style:name="P23" style:parent-style-name="Párrafodelista" style:list-style-name="LFO2" style:family="paragraph">
      <style:paragraph-properties fo:text-align="justify"/>
    </style:style>
    <style:style style:name="P24" style:parent-style-name="Párrafodelista" style:list-style-name="LFO2" style:family="paragraph">
      <style:paragraph-properties fo:text-align="justify"/>
    </style:style>
    <style:style style:name="T25" style:parent-style-name="Fuentedepárrafopredeter." style:family="text">
      <style:text-properties fo:font-weight="bold" style:font-weight-asian="bold" style:font-weight-complex="bold"/>
    </style:style>
    <style:style style:name="P26" style:parent-style-name="Párrafodelista" style:list-style-name="LFO2" style:family="paragraph">
      <style:paragraph-properties fo:text-align="justify"/>
    </style:style>
    <style:style style:name="T27" style:parent-style-name="Fuentedepárrafopredeter." style:family="text">
      <style:text-properties fo:font-weight="bold" style:font-weight-asian="bold" style:font-weight-complex="bold"/>
    </style:style>
    <style:style style:name="P28" style:parent-style-name="Párrafodelista" style:list-style-name="LFO2" style:family="paragraph">
      <style:paragraph-properties fo:text-align="justify"/>
    </style:style>
    <style:style style:name="T29" style:parent-style-name="Fuentedepárrafopredeter." style:family="text">
      <style:text-properties fo:font-weight="bold" style:font-weight-asian="bold" style:font-weight-complex="bold"/>
    </style:style>
    <style:style style:name="P30" style:parent-style-name="Normal" style:family="paragraph">
      <style:paragraph-properties fo:text-align="justify"/>
      <style:text-properties fo:font-weight="bold" style:font-weight-asian="bold" style:font-weight-complex="bold" fo:font-size="14pt" style:font-size-asian="14pt" style:font-size-complex="14pt"/>
    </style:style>
    <style:style style:name="P31" style:parent-style-name="Normal" style:family="paragraph">
      <style:paragraph-properties fo:text-align="justify"/>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P34" style:parent-style-name="Párrafodelista" style:list-style-name="LFO3" style:family="paragraph">
      <style:paragraph-properties fo:text-align="justify"/>
    </style:style>
    <style:style style:name="P35" style:parent-style-name="Párrafodelista" style:list-style-name="LFO3" style:family="paragraph">
      <style:paragraph-properties fo:text-align="justify"/>
    </style:style>
    <style:style style:name="P36" style:parent-style-name="Párrafodelista" style:list-style-name="LFO3" style:family="paragraph">
      <style:paragraph-properties fo:text-align="justify" fo:margin-left="0.7875in">
        <style:tab-stops/>
      </style:paragraph-properties>
    </style:style>
    <style:style style:name="P37" style:parent-style-name="Párrafodelista" style:list-style-name="LFO3" style:family="paragraph">
      <style:paragraph-properties fo:text-align="justify" fo:margin-left="0.7875in">
        <style:tab-stops/>
      </style:paragraph-properties>
    </style:style>
    <style:style style:name="P38" style:parent-style-name="Párrafodelista" style:list-style-name="LFO3" style:family="paragraph">
      <style:paragraph-properties fo:text-align="justify"/>
    </style:style>
    <style:style style:name="P39" style:parent-style-name="Párrafodelista" style:list-style-name="LFO3" style:family="paragraph">
      <style:paragraph-properties fo:text-align="justify"/>
    </style:style>
    <style:style style:name="P40" style:parent-style-name="Párrafodelista" style:list-style-name="LFO3" style:family="paragraph">
      <style:paragraph-properties fo:text-align="justify" fo:margin-left="0.7875in">
        <style:tab-stops/>
      </style:paragraph-properties>
    </style:style>
    <style:style style:name="P41" style:parent-style-name="Párrafodelista" style:list-style-name="LFO3" style:family="paragraph">
      <style:paragraph-properties fo:text-align="justify" fo:margin-left="0.7875in">
        <style:tab-stops/>
      </style:paragraph-properties>
    </style:style>
    <style:style style:name="P42" style:parent-style-name="Normal" style:family="paragraph">
      <style:paragraph-properties fo:text-align="justify"/>
    </style:style>
    <style:style style:name="T43" style:parent-style-name="Fuentedepárrafopredeter." style:family="text">
      <style:text-properties fo:font-style="italic" style:font-style-asian="italic" style:font-style-complex="italic"/>
    </style:style>
    <style:style style:name="T44" style:parent-style-name="Fuentedepárrafopredeter." style:family="text">
      <style:text-properties fo:font-style="italic" style:font-style-asian="italic" style:font-style-complex="italic"/>
    </style:style>
    <style:style style:name="P45" style:parent-style-name="Normal" style:family="paragraph">
      <style:paragraph-properties fo:text-align="justify"/>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tyle="italic" style:font-style-asian="italic" style:font-style-complex="italic" fo:font-size="6pt" style:font-size-asian="6pt" style:font-size-complex="6pt" style:language-asian="es" style:country-asian="ES"/>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es" style:country-asian="ES"/>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es" style:country-asian="ES"/>
    </style:style>
    <style:style style:name="P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6pt" style:font-size-asian="6pt" style:font-size-complex="6pt" style:language-asian="es" style:country-asian="ES"/>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es" style:country-asian="ES"/>
    </style:style>
    <style:style style:name="P70" style:parent-style-name="Normal" style:family="paragraph">
      <style:paragraph-properties fo:text-align="justify"/>
    </style:style>
    <style:style style:name="T71" style:parent-style-name="Fuentedepárrafopredeter." style:family="text">
      <style:text-properties fo:font-style="italic" style:font-style-asian="italic" style:font-style-complex="italic"/>
    </style:style>
    <style:style style:name="P72" style:parent-style-name="Normal" style:family="paragraph">
      <style:paragraph-properties fo:text-align="justify"/>
      <style:text-properties fo:font-weight="bold" style:font-weight-asian="bold" style:font-weight-complex="bold" fo:font-size="14pt" style:font-size-asian="14pt" style:font-size-complex="14pt"/>
    </style:style>
    <style:style style:name="P73" style:parent-style-name="Normal" style:family="paragraph">
      <style:paragraph-properties fo:text-align="justify"/>
    </style:style>
    <style:style style:name="T74" style:parent-style-name="Fuentedepárrafopredeter." style:family="text">
      <style:text-properties fo:font-style="italic" style:font-style-asian="italic" style:font-style-complex="italic"/>
    </style:style>
    <style:style style:name="P75" style:parent-style-name="Normal" style:family="paragraph">
      <style:paragraph-properties fo:text-align="justify"/>
    </style:style>
    <style:style style:name="T76" style:parent-style-name="Fuentedepárrafopredeter." style:family="text">
      <style:text-properties fo:font-style="italic" style:font-style-asian="italic" style:font-style-complex="italic"/>
    </style:style>
    <style:style style:name="P77" style:parent-style-name="Normal" style:family="paragraph">
      <style:paragraph-properties fo:text-align="justify"/>
      <style:text-properties fo:font-weight="bold" style:font-weight-asian="bold" style:font-weight-complex="bold"/>
    </style:style>
    <style:style style:name="P78" style:parent-style-name="Normal" style:family="paragraph">
      <style:paragraph-properties fo:text-align="justify"/>
    </style:style>
    <style:style style:name="TableColumn80" style:family="table-column">
      <style:table-column-properties style:column-width="1.2791in"/>
    </style:style>
    <style:style style:name="TableColumn81" style:family="table-column">
      <style:table-column-properties style:column-width="0.7958in"/>
    </style:style>
    <style:style style:name="TableColumn82" style:family="table-column">
      <style:table-column-properties style:column-width="1.602in"/>
    </style:style>
    <style:style style:name="TableColumn83" style:family="table-column">
      <style:table-column-properties style:column-width="1.5569in"/>
    </style:style>
    <style:style style:name="Table79" style:family="table">
      <style:table-properties style:width="5.234in" fo:margin-left="0in" table:align="left"/>
    </style:style>
    <style:style style:name="TableRow84" style:family="table-row">
      <style:table-row-properties/>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Normal" style:family="paragraph">
      <style:paragraph-properties fo:text-align="center" style:vertical-align="auto" fo:margin-bottom="0in" fo:line-height="100%"/>
      <style:text-properties style:font-name="Times New Roman" style:font-name-asian="Times New Roman" fo:font-size="12pt" style:font-size-asian="12pt" style:font-size-complex="12pt" style:language-asian="es" style:country-asian="ES" fo:hyphenate="true"/>
    </style:style>
    <style:style style:name="TableRow87" style:family="table-row">
      <style:table-row-properties/>
    </style:style>
    <style:style style:name="TableCell88" style:family="table-cell">
      <style:table-cell-properties fo:border="0.0069in solid #000000" style:writing-mode="lr-tb" style:vertical-align="middle" fo:padding-top="0.0104in" fo:padding-left="0.0104in" fo:padding-bottom="0.0104in" fo:padding-right="0.0104in"/>
    </style:style>
    <style:style style:name="P89" style:parent-style-name="Normal" style:family="paragraph">
      <style:paragraph-properties fo:text-align="center"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Cell90" style:family="table-cell">
      <style:table-cell-properties fo:border="0.0069in solid #000000" style:writing-mode="lr-tb" style:vertical-align="middle" fo:padding-top="0.0104in" fo:padding-left="0.0104in" fo:padding-bottom="0.0104in" fo:padding-right="0.0104in"/>
    </style:style>
    <style:style style:name="P91" style:parent-style-name="Normal" style:family="paragraph">
      <style:paragraph-properties fo:text-align="center"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Cell92" style:family="table-cell">
      <style:table-cell-properties fo:border="0.0069in solid #000000" style:writing-mode="lr-tb" style:vertical-align="middle" fo:padding-top="0.0104in" fo:padding-left="0.0104in" fo:padding-bottom="0.0104in" fo:padding-right="0.0104in"/>
    </style:style>
    <style:style style:name="P93" style:parent-style-name="Normal" style:family="paragraph">
      <style:paragraph-properties fo:text-align="center"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Normal" style:family="paragraph">
      <style:paragraph-properties fo:text-align="center"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TableRow96" style:family="table-row">
      <style:table-row-properties/>
    </style:style>
    <style:style style:name="TableCell97" style:family="table-cell">
      <style:table-cell-properties fo:border="0.0069in solid #000000" style:writing-mode="lr-tb" style:vertical-align="middle" fo:padding-top="0.0104in" fo:padding-left="0.0104in" fo:padding-bottom="0.0104in" fo:padding-right="0.0104in"/>
    </style:style>
    <style:style style:name="P98"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ableCell99" style:family="table-cell">
      <style:table-cell-properties fo:border="0.0069in solid #000000" style:writing-mode="lr-tb" style:vertical-align="middle" fo:padding-top="0.0104in" fo:padding-left="0.0104in" fo:padding-bottom="0.0104in" fo:padding-right="0.0104in"/>
    </style:style>
    <style:style style:name="P10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ableCell101" style:family="table-cell">
      <style:table-cell-properties fo:border="0.0069in solid #000000" style:writing-mode="lr-tb" style:vertical-align="middle" fo:padding-top="0.0104in" fo:padding-left="0.0104in" fo:padding-bottom="0.0104in" fo:padding-right="0.0104in"/>
    </style:style>
    <style:style style:name="P10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s" style:country-asian="ES" fo:hyphenate="true"/>
    </style:style>
    <style:style style:name="P105" style:parent-style-name="Normal" style:family="paragraph">
      <style:paragraph-properties fo:text-align="justify"/>
      <style:text-properties fo:font-weight="bold" style:font-weight-asian="bold" style:font-weight-complex="bold"/>
    </style:style>
    <style:style style:name="P106" style:parent-style-name="Normal" style:family="paragraph">
      <style:paragraph-properties fo:text-align="justify"/>
    </style:style>
    <style:style style:name="P107" style:parent-style-name="Párrafodelista" style:list-style-name="LFO4" style:family="paragraph">
      <style:paragraph-properties fo:text-align="justify"/>
    </style:style>
    <style:style style:name="P108" style:parent-style-name="Párrafodelista" style:list-style-name="LFO4" style:family="paragraph">
      <style:paragraph-properties fo:text-align="justify"/>
    </style:style>
    <style:style style:name="P109" style:parent-style-name="Párrafodelista" style:list-style-name="LFO4" style:family="paragraph">
      <style:paragraph-properties fo:text-align="justify"/>
    </style:style>
    <style:style style:name="P110" style:parent-style-name="Normal" style:family="paragraph">
      <style:paragraph-properties fo:text-align="justify"/>
      <style:text-properties fo:font-weight="bold" style:font-weight-asian="bold" style:font-weight-complex="bold"/>
    </style:style>
    <style:style style:name="P111" style:parent-style-name="Normal" style:family="paragraph">
      <style:paragraph-properties fo:text-align="justify"/>
    </style:style>
    <style:style style:name="P112" style:parent-style-name="Normal" style:family="paragraph">
      <style:paragraph-properties fo:text-align="justify"/>
    </style:style>
  </office:automatic-styles>
  <office:body>
    <office:text text:use-soft-page-breaks="true">
      <text:p text:style-name="P1">https://docs.espressif.com/projects/esp-idf/en/latest/esp32/api-reference/peripherals/i2c.html</text:p>
      <text:p text:style-name="P2">Circuito Inter-Integrado (I2C)</text:p>
      <text:p text:style-name="P3">I2C es un protocolo de comunicación semidúplex, síncrono y serial que permite la coexistencia de<text:s/>múltiples maestros y esclavos en el mismo bus. El bus I2C consta de dos líneas: línea de datos en serie (SDA) y reloj en serie (SCL). Ambas líneas requieren resistencias pull-up.</text:p>
      <text:p text:style-name="P4">Con ventajas tales como la simplicidad y el bajo costo de fabricación, I2C se<text:s/>usa principalmente para la comunicación de dispositivos periféricos de baja velocidad en distancias cortas (dentro de un pie).</text:p>
      <text:p text:style-name="P5">ESP32 tiene 2 controladores I2C (también denominados puertos), responsables de manejar las comunicaciones en el bus I2C. Un único controlador I2C puede funcionar como maestro o esclavo.</text:p>
      <text:p text:style-name="P6">Características del controlador</text:p>
      <text:p text:style-name="P7">El controlador I2C gobierna las comunicaciones de los dispositivos a través del bus I2C. El controlador es compatible con las siguientes características:</text:p>
      <text:list text:style-name="LFO1" text:continue-numbering="true">
        <text:list-item>
          <text:p text:style-name="P8">Lectura y escritura de bytes en modo Maestro</text:p>
        </text:list-item>
        <text:list-item>
          <text:p text:style-name="P9">Modo esclavo</text:p>
        </text:list-item>
        <text:list-item>
          <text:p text:style-name="P10">Leer y escribir en registros que a su vez son leídos/escritos por el maestro</text:p>
        </text:list-item>
      </text:list>
      <text:p text:style-name="P11">Uso del controlador</text:p>
      <text:p text:style-name="P12">Las siguientes secciones describen los pasos típicos de configuración y operación del controlador I2C:</text:p>
      <text:list text:style-name="LFO2" text:continue-numbering="true">
        <text:list-item>
          <text:p text:style-name="P13"><text:span text:style-name="T14">Configurac</text:span><text:span text:style-name="T15">ión:</text:span><text:s/>configure los parámetros de inicialización (modo maestro o esclavo, pines GPIO para SDA y SCL, velocidad de reloj, etc.)</text:p>
        </text:list-item>
        <text:list-item>
          <text:p text:style-name="P16"><text:span text:style-name="T17">Instalar controlador:</text:span><text:s/>active el controlador en uno de los dos controladores I2C como maestro o esclavo.</text:p>
        </text:list-item>
        <text:list-item>
          <text:p text:style-name="P18">Dependiendo de si<text:s/>configura el controlador como maestro o esclavo, elija el elemento apropiado.</text:p>
        </text:list-item>
        <text:list-item>
          <text:p text:style-name="P19"><text:span text:style-name="T20">Comunicación como maestro</text:span>: manejar las comunicaciones (maestro)</text:p>
        </text:list-item>
        <text:list-item>
          <text:p text:style-name="P21"><text:span text:style-name="T22">Comunicación como esclavo</text:span>: responde a los mensajes del maestro (esclavo)</text:p>
        </text:list-item>
        <text:list-item>
          <text:p text:style-name="P23">Manejo de interrupciones: configuración y<text:s/>servicio de interrupciones I2C</text:p>
        </text:list-item>
        <text:list-item>
          <text:p text:style-name="P24"><text:span text:style-name="T25">Configuración personalizada</text:span>: ajuste los parámetros de comunicación I2C predeterminados (tiempos, orden de bits, etc.)</text:p>
        </text:list-item>
        <text:list-item>
          <text:p text:style-name="P26"><text:span text:style-name="T27">Manejo de errores</text:span>: cómo reconocer y manejar la configuración del controlador y los errores de comunicación</text:p>
        </text:list-item>
        <text:list-item>
          <text:p text:style-name="P28"><text:span text:style-name="T29">Eliminar controlador</text:span>: liberar recursos utilizados por el controlador I2C cuando finaliza la comunicación</text:p>
        </text:list-item>
      </text:list>
      <text:p text:style-name="P30">Configuración</text:p>
      <text:p text:style-name="P31">Para establecer la comunicación I2C, comience configurando el controlador. Esto se hace configurando los parámetros de la estructura<text:s/><text:span text:style-name="T32">i2c</text:span><text:span text:style-name="T33">_config_t</text:span>:</text:p>
      <text:list text:style-name="LFO3" text:continue-numbering="true">
        <text:list-item>
          <text:p text:style-name="P34">Establezca el modo de operación I2C: maestro o esclavo desde i2c_mode_t</text:p>
        </text:list-item>
        <text:list-item>
          <text:p text:style-name="P35">Configurar pines de comunicación</text:p>
        </text:list-item>
        <text:list-item>
          <text:p text:style-name="P36">Asigne pines GPIO para señales SDA y SCL</text:p>
        </text:list-item>
        <text:list-item>
          <text:p text:style-name="P37">Establecer si habilitar los pull-ups internos de ESP32</text:p>
        </text:list-item>
        <text:list-item>
          <text:p text:style-name="P38">(Solo maestro) Establecer la<text:s/>velocidad del reloj I2C</text:p>
        </text:list-item>
        <text:list-item>
          <text:p text:style-name="P39">(Solo esclavo) Configure lo siguiente</text:p>
        </text:list-item>
        <text:list-item>
          <text:p text:style-name="P40">Ya sea para habilitar el modo de dirección de 10 bits</text:p>
        </text:list-item>
        <text:list-item>
          <text:p text:style-name="P41">Definir dirección de esclavo</text:p>
        </text:list-item>
      </text:list>
      <text:p text:style-name="P42">Después de eso, inicialice la configuración para un puerto I2C dado. Para ello, llame a la<text:s/><text:span text:style-name="T43">función i2c_param_co</text:span><text:span text:style-name="T44">nfig()</text:span><text:s/>y pásele el número de puerto y la estructura i2c_config_t.</text:p>
      <text:p text:style-name="P45">Ejemplo de configuración (maestro):</text:p>
      <text:p text:style-name="P46">int i2c_master_port = 0;</text:p>
      <text:p text:style-name="P47">i2c_config_t conf = {</text:p>
      <text:p text:style-name="P48"><text:s text:c="4"/>.mode = I2C_MODE_MASTER,</text:p>
      <text:p text:style-name="P49"><text:s text:c="4"/>.sda_io_num = I2C_MASTER_SDA_IO, <text:s text:c="8"/>// select GPIO specific to<text:s/>your project</text:p>
      <text:p text:style-name="P50"><text:s text:c="4"/>.sda_pullup_en = GPIO_PULLUP_ENABLE,</text:p>
      <text:p text:style-name="P51"><text:s text:c="4"/>.scl_io_num = I2C_MASTER_SCL_IO, <text:s text:c="8"/>// select GPIO specific to your project</text:p>
      <text:p text:style-name="P52"><text:s text:c="4"/>.scl_pullup_en = GPIO_PULLUP_ENABLE,</text:p>
      <text:p text:style-name="P53"><text:s text:c="4"/>.master.clk_speed = I2C_MASTER_FREQ_HZ, // select frequency specific to<text:s/>your project</text:p>
      <text:p text:style-name="P54"><text:s text:c="4"/>// .clk_flags = 0, <text:s/>//Optional, you can use I2C_SCLK_SRC_FLAG_* flags to choose i2c source clock here.</text:p>
      <text:p text:style-name="P55">};</text:p>
      <text:p text:style-name="P56"/>
      <text:p text:style-name="P57">Ejemplo de configuración (esclavo):</text:p>
      <text:p text:style-name="P58"/>
      <text:p text:style-name="P59">int i2c_slave_port = I2C_SLAVE_NUM;</text:p>
      <text:p text:style-name="P60">i2c_config_t conf_slave = {</text:p>
      <text:p text:style-name="P61"><text:s text:c="4"/>.sda_io_num = I2C_SLAVE_SDA_IO, <text:s text:c="9"/>// select GPIO specific to your project</text:p>
      <text:p text:style-name="P62"><text:s text:c="4"/>.sda_pullup_en = GPIO_PULLUP_ENABLE,</text:p>
      <text:p text:style-name="P63"><text:s text:c="4"/>.scl_io_num = I2C_SLAVE_SCL_IO, <text:s text:c="9"/>// select GPIO specific to your project</text:p>
      <text:p text:style-name="P64"><text:s text:c="4"/>.scl_pullup_en = GPIO_PULLUP_ENABLE,</text:p>
      <text:p text:style-name="P65"><text:s text:c="4"/>.mode =<text:s/>I2C_MODE_SLAVE,</text:p>
      <text:p text:style-name="P66"><text:s text:c="4"/>.slave.addr_10bit_en = 0,</text:p>
      <text:p text:style-name="P67"><text:s text:c="4"/>.slave.slave_addr = ESP_SLAVE_ADDR, <text:s text:c="5"/>// address of your project</text:p>
      <text:p text:style-name="P68">};</text:p>
      <text:p text:style-name="P69"/>
      <text:p text:style-name="P70">En esta etapa,<text:s/><text:span text:style-name="T71">i2c_param_config()</text:span><text:s/>también establece algunos otros parámetros de configuración de I2C en valores predeterminados definidos por la especificación de I2C. Para más detalles sobre los valores y cómo modificarlos, consulte<text:s/><text:a xlink:href="https://docs.espressif.com/projects/esp-idf/en/latest/esp32/api-reference/peripherals/i2c.html#i2c-api-customized-configuration" office:target-frame-name="_top" xlink:show="replace"><text:span text:style-name="Hipervínculo">Configuraci</text:span><text:span text:style-name="Hipervínculo">ón personalizada</text:span></text:a>.</text:p>
      <text:p text:style-name="P72">Configuración del reloj de origen</text:p>
      <text:p text:style-name="P73">Se agrega un asignador de fuentes de reloj para admitir diferentes fuentes de reloj. El asignador de reloj elegirá una fuente de reloj que cumpla con todos los requisitos de frecuencia y<text:s/>capacidad (como se solicita en<text:s/><text:span text:style-name="T74">i2c_config_t::clk_flags</text:span>).</text:p>
      <text:p text:style-name="P75">Cuando<text:s/><text:span text:style-name="T76">i2c_config_t::clk_flags</text:span><text:s/>es 0, el asignador de reloj seleccionará solo de acuerdo con la frecuencia deseada. Si no se necesitan capacidades especiales, como APB, puede configurar el asignador de reloj para seleccionar el reloj de origen solo de acuerdo con la frecuencia deseada. Para ello, establezca i2c_config_t::clk_flags en 0. Para conocer las características del reloj, consulte la siguiente tabla.</text:p>
      <text:p text:style-name="P77">Nota</text:p>
      <text:p text:style-name="P78">Un reloj no es una opción válida si no cumple con las capacidades solicitadas, es decir, cualquier bit de las capacidades solicitadas (clk_flags) es 0 en las capacidades del reloj.</text:p>
      <table:table table:style-name="Table79">
        <table:table-columns>
          <table:table-column table:style-name="TableColumn80"/>
          <table:table-column table:style-name="TableColumn81"/>
          <table:table-column table:style-name="TableColumn82"/>
          <table:table-column table:style-name="TableColumn83"/>
        </table:table-columns>
        <table:table-header-rows>
          <table:table-row table:style-name="TableRow84">
            <table:table-cell table:style-name="TableCell85" table:number-columns-spanned="4">
              <text:p text:style-name="P86">Características de las fuentes de reloj ESP32</text:p>
            </table:table-cell>
            <table:covered-table-cell/>
            <table:covered-table-cell/>
            <table:covered-table-cell/>
          </table:table-row>
          <table:table-row table:style-name="TableRow87">
            <table:table-cell table:style-name="TableCell88">
              <text:p text:style-name="P89">Nombre del reloj</text:p>
            </table:table-cell>
            <table:table-cell table:style-name="TableCell90">
              <text:p text:style-name="P91">Frec.<text:s/>reloj</text:p>
            </table:table-cell>
            <table:table-cell table:style-name="TableCell92">
              <text:p text:style-name="P93">Frec.<text:s/>MAX para SCL</text:p>
            </table:table-cell>
            <table:table-cell table:style-name="TableCell94">
              <text:p text:style-name="P95">Capacidades de reloj</text:p>
            </table:table-cell>
          </table:table-row>
        </table:table-header-rows>
        <table:table-row table:style-name="TableRow96">
          <table:table-cell table:style-name="TableCell97">
            <text:p text:style-name="P98">APB clock</text:p>
          </table:table-cell>
          <table:table-cell table:style-name="TableCell99">
            <text:p text:style-name="P100">80 MHz</text:p>
          </table:table-cell>
          <table:table-cell table:style-name="TableCell101">
            <text:p text:style-name="P102">4 MHz</text:p>
          </table:table-cell>
          <table:table-cell table:style-name="TableCell103">
            <text:p text:style-name="P104"/>
          </table:table-cell>
        </table:table-row>
      </table:table>
      <text:p text:style-name="P105"/>
      <text:p text:style-name="P106">Las explicaciones para i2c_config_t::clk_flags son las siguientes:</text:p>
      <text:list text:style-name="LFO4" text:continue-numbering="true">
        <text:list-item>
          <text:p text:style-name="P107">I2C_SCLK_SRC_FLAG_AWARE_DFS: la tasa de baudios del reloj no cambiará mientras el reloj APB está cambiando.</text:p>
        </text:list-item>
        <text:list-item>
          <text:p text:style-name="P108">I2C_SCLK_SRC_FLAG_LIGHT_SLEEP: admite el modo de suspensión ligera, que el reloj APB no puede hacer.</text:p>
        </text:list-item>
        <text:list-item>
          <text:p text:style-name="P109">Algunas banderas pueden no ser compatibles con ESP32, lea el manual de referencia técnica antes de usarlo.</text:p>
        </text:list-item>
      </text:list>
      <text:p text:style-name="P110">Nota</text:p>
      <text:p text:style-name="P111">La frecuencia de reloj de SCL en modo maestro no debe ser mayor que la frecuencia máxima para SCL mencionada en la tabla anterior.</text:p>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P Gonzalez C</meta:initial-creator>
    <dc:creator>Jose P Gonzalez C</dc:creator>
    <meta:creation-date>2022-03-22T15:47:00Z</meta:creation-date>
    <dc:date>2022-03-22T20:15:00Z</dc:date>
    <meta:template xlink:href="Normal.dotm" xlink:type="simple"/>
    <meta:editing-cycles>10</meta:editing-cycles>
    <meta:editing-duration>PT11700S</meta:editing-duration>
    <meta:document-statistic meta:page-count="1" meta:paragraph-count="11" meta:word-count="895" meta:character-count="5812" meta:row-count="41" meta:non-whitespace-character-count="4928"/>
  </office:meta>
</office:document-meta>
</file>